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Equality | Inequality | 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(</text:span><text:span text:style-name="T3">‘,’</text:span><text:span text:style-name="T2"> Identifier</text:span>)* <text:span text:style-name="T1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SetLiteral (</text:span><text:span text:style-name="T3">‘×’</text:span><text:span text:style-name="T2"> SetLiteral)* </text:span><text:span text:style-name="T3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‘:’</text:span><text:span text:style-name="T2"> </text:span><text:span text:style-name="T3">‘(’</text:span><text:span text:style-name="T4"> (Identifier (</text:span><text:span text:style-name="T3">‘,’</text:span><text:span text:style-name="T4"> Identifier)*)?</text:span><text:span text:style-name="T3"> ‘)’ ‘↦’ </text:span><text:span text:style-name="T4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dentifier </text:span><text:span text:style-name="T3">'=' '⁜c’ </text:span><text:span text:style-name="T4">(</text:span><text:span text:style-name="T3">‘⏴’ </text:span><text:span text:style-name="T4">Expr</text:span><text:span text:style-name="T3"> ‘⏵⏴’</text:span><text:span text:style-name="T4"> StmtBody</text:span><text:span text:style-name="T3"> ‘⏵’</text:span><text:span text:style-name="T4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<text:span text:style-name="T2">)?)? Expr? </text:span><text:span text:style-name="T3">‘d’</text:span><text:span text:style-name="T4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||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‖‖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⌈⌉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⌊⌋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()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[]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⟨⟩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⟪⟫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<text:span text:style-name="T2">Optional arg is script power. Maybe positive root is </text:span><text:span text:style-name="T3">'⁜√⏴’</text:span><text:span text:style-name="T2"> Expr </text:span><text:span text:style-name="T3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5:38:24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06T15:40:39.222000000</dc:date>
    <meta:editing-duration>PT4H1M47S</meta:editing-duration>
    <meta:editing-cycles>74</meta:editing-cycles>
    <meta:generator>LibreOffice/6.1.5.2$Windows_X86_64 LibreOffice_project/90f8dcf33c87b3705e78202e3df5142b201bd805</meta:generator>
    <meta:document-statistic meta:table-count="1" meta:cell-count="215" meta:object-count="0"/>
  </office:meta>
</office:document-meta>
</file>